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style:font-name="Georgia1"/>
    </style:style>
    <style:style style:name="P4" style:family="paragraph" style:parent-style-name="Table_20_Contents">
      <style:text-properties style:font-name="Georgia1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text-properties style:font-name="Georgia1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Georgia1" fo:language="ru" fo:country="RU" fo:font-style="italic" officeooo:paragraph-rsid="00093505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Georgia1" fo:language="ru" fo:country="RU" fo:font-style="italic" officeooo:paragraph-rsid="000a4d94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Georgia1" fo:language="ru" fo:country="RU" fo:font-style="italic" officeooo:paragraph-rsid="000ad0cc" style:font-style-asian="italic" style:font-style-complex="italic"/>
    </style:style>
    <style:style style:name="P16" style:family="paragraph" style:parent-style-name="Table_20_Contents">
      <style:paragraph-properties fo:text-align="justify" style:justify-single-word="false"/>
      <style:text-properties style:font-name="Georgia1" fo:language="ru" fo:country="RU" fo:font-style="normal" officeooo:paragraph-rsid="000a4d94" style:font-style-asian="normal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Georgia1" fo:language="ru" fo:country="RU" fo:font-style="normal" officeooo:paragraph-rsid="000ad0cc" style:font-style-asian="normal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Georgia1"/>
    </style:style>
    <style:style style:name="P19" style:family="paragraph" style:parent-style-name="Table_20_Contents">
      <style:paragraph-properties fo:text-align="start" style:justify-single-word="false"/>
      <style:text-properties style:font-name="Georgia1" officeooo:paragraph-rsid="00093505"/>
    </style:style>
    <style:style style:name="P20" style:family="paragraph" style:parent-style-name="Table_20_Contents">
      <style:paragraph-properties fo:text-align="start" style:justify-single-word="false"/>
      <style:text-properties style:font-name="Georgia1" officeooo:paragraph-rsid="000a4d94"/>
    </style:style>
    <style:style style:name="P21" style:family="paragraph" style:parent-style-name="Table_20_Contents">
      <style:paragraph-properties fo:text-align="start" style:justify-single-word="false"/>
      <style:text-properties style:font-name="Georgia1" officeooo:paragraph-rsid="000ad0cc"/>
    </style:style>
    <style:style style:name="P22" style:family="paragraph" style:parent-style-name="Table_20_Contents">
      <style:paragraph-properties fo:text-align="start" style:justify-single-word="false"/>
      <style:text-properties style:font-name="Georgia1" fo:font-style="normal" style:font-style-asian="normal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Georgia1" fo:font-style="normal" officeooo:paragraph-rsid="000a4d94" style:font-style-asian="normal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Georgia1" fo:language="en" fo:country="US" officeooo:paragraph-rsid="000ad0c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officeooo:rsid="000a4d94" style:font-style-asian="italic" style:font-style-complex="italic"/>
    </style:style>
    <style:style style:name="T4" style:family="text">
      <style:text-properties fo:language="ru" fo:country="RU" officeooo:rsid="00093505"/>
    </style:style>
    <style:style style:name="T5" style:family="text">
      <style:text-properties fo:language="ru" fo:country="RU" officeooo:rsid="000a4d9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a4d94" style:font-style-asian="italic" style:font-style-complex="italic"/>
    </style:style>
    <style:style style:name="T9" style:family="text">
      <style:text-properties officeooo:rsid="00093505"/>
    </style:style>
    <style:style style:name="T10" style:family="text">
      <style:text-properties officeooo:rsid="000a4d94"/>
    </style:style>
    <style:style style:name="T11" style:family="text">
      <style:text-properties officeooo:rsid="000ad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ФИО</text:p>
          </table:table-cell>
          <table:table-cell table:style-name="Таблица3.A1" office:value-type="string">
            <text:p text:style-name="P7"/>
          </table:table-cell>
          <table:table-cell table:style-name="Таблица3.C1" table:number-rows-spanned="3" office:value-type="string">
            <text:p text:style-name="P4">ОЦЕНКА</text:p>
          </table:table-cell>
        </table:table-row>
        <table:table-row>
          <table:table-cell table:style-name="Таблица3.A2" office:value-type="string">
            <text:p text:style-name="P5">ГРУППА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КУРС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ВАРИАНТ</text:p>
          </table:table-cell>
          <table:table-cell table:style-name="Таблица3.A2" office:value-type="string">
            <text:p text:style-name="P7"/>
          </table:table-cell>
          <table:table-cell table:style-name="Таблица3.C4" office:value-type="string">
            <text:p text:style-name="P4">ДАТА</text:p>
          </table:table-cell>
        </table:table-row>
        <table:table-row>
          <table:table-cell table:style-name="Таблица3.A5" office:value-type="string">
            <text:p text:style-name="P4"/>
          </table:table-cell>
          <table:table-cell table:style-name="Таблица3.A5" office:value-type="string">
            <text:p text:style-name="P8">Заполняется студентом</text:p>
          </table:table-cell>
          <table:table-cell table:style-name="Таблица3.A5" office:value-type="string">
            <text:p text:style-name="P9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<text:span text:style-name="T9">3</text:span>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Задача</text:p>
          </table:table-cell>
          <table:table-cell table:style-name="Таблица1.B1" office:value-type="string">
            <text:p text:style-name="P6">Результаты</text:p>
          </table:table-cell>
        </table:table-row>
        <table:table-row>
          <table:table-cell table:style-name="Таблица1.A2" office:value-type="string">
            <text:p text:style-name="P10">a)</text:p>
          </table:table-cell>
          <table:table-cell table:style-name="Таблица1.B2" office:value-type="string">
            <text:p text:style-name="P18">График решения методом <text:span text:style-name="T9">локальных вариаций</text:span> <text:span text:style-name="T9">при начальном значении шага варьирования и дискретизации (после первой сходимости) </text:span>:</text:p>
            <text:p text:style-name="P11">&lt;Вставьте график&gt;</text:p>
            <text:p text:style-name="P19">График <text:span text:style-name="T9">окончательного приближения</text:span>:</text:p>
            <text:p text:style-name="P13">&lt;Вставьте график&gt;</text:p>
            <text:p text:style-name="P22"><text:span text:style-name="T1">Оптимальное значение </text:span><text:span text:style-name="T4">функционала</text:span><text:span text:style-name="T1"> равно: </text:span><text:span text:style-name="T2">&lt;Вставьте значение&gt;</text:span></text:p>
            <text:p text:style-name="P23"><text:span text:style-name="T5">Количество вычислений подынтегральной функции: </text:span><text:span text:style-name="T3">&lt;Вставьте значение&gt;</text:span></text:p>
          </table:table-cell>
        </table:table-row>
        <table:table-row>
          <table:table-cell table:style-name="Таблица1.A3" office:value-type="string">
            <text:p text:style-name="P10">b)</text:p>
          </table:table-cell>
          <table:table-cell table:style-name="Таблица1.B3" office:value-type="string">
            <text:p text:style-name="P20">График решения методом <text:span text:style-name="T9">локальных вариаций</text:span> <text:span text:style-name="T9">при начальном значении шага варьирования и дискретизации (после первой сходимости) </text:span>:</text:p>
            <text:p text:style-name="P14">&lt;Вставьте график&gt;</text:p>
            <text:p text:style-name="P20">График <text:span text:style-name="T9">окончательного приближения</text:span>:</text:p>
            <text:p text:style-name="P14">&lt;Вставьте график&gt;</text:p>
            <text:p text:style-name="P16">Оптимальное значение <text:span text:style-name="T9">функционала</text:span> равно: <text:span text:style-name="T7">&lt;Вставьте значение&gt;</text:span></text:p>
            <text:p text:style-name="P17"><text:span text:style-name="T10">Количество вычислений подынтегральной функции: </text:span><text:span text:style-name="T8">&lt;Вставьте значение&gt;</text:span></text:p>
          </table:table-cell>
        </table:table-row>
        <table:table-row>
          <table:table-cell table:style-name="Таблица1.A4" office:value-type="string">
            <text:p text:style-name="P24"><text:span text:style-name="T11">b)</text:span></text:p>
          </table:table-cell>
          <table:table-cell table:style-name="Таблица1.B4" office:value-type="string">
            <text:p text:style-name="P21"><text:span text:style-name="T11">Аналитическое (ручное решение) задачи:</text:span></text:p>
            <text:p text:style-name="P15"><text:span text:style-name="T11">&lt;Вставьте функцию&gt;</text:span></text:p>
            <text:p text:style-name="P17"><text:span text:style-name="T11">Сравнительный график точного и приближенного решений задачи:</text:span></text:p>
            <text:p text:style-name="P15"><text:span text:style-name="T11">&lt;Вставьте график&gt;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3-04-03T17:12:31</dc:date>
    <dc:creator>grauwelf </dc:creator>
    <meta:editing-duration>PT20M57S</meta:editing-duration>
    <meta:editing-cycles>27</meta:editing-cycles>
    <meta:generator>LibreOffice/4.0.2.1$Linux_x86 LibreOffice_project/400m0$Build-1</meta:generator>
    <meta:document-statistic meta:table-count="2" meta:image-count="0" meta:object-count="0" meta:page-count="1" meta:paragraph-count="30" meta:word-count="103" meta:character-count="892" meta:non-whitespace-character-count="819"/>
  </office:meta>
</office:document-meta>
</file>